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3" style:family="paragraph" style:parent-style-name="Text_20_body">
      <style:paragraph-properties fo:text-align="center" style:justify-single-word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 fo:language="ru" fo:country="RU"/>
    </style:style>
    <style:style style:name="P8" style:family="paragraph" style:parent-style-name="Text_20_body" style:list-style-name="L1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9" style:family="paragraph" style:parent-style-name="Text_20_body" style:list-style-name="L1">
      <style:text-properties style:font-name="Cambria"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Times New Roman2" style:font-weight-asian="bold" style:font-name-complex="Times New Roman2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normal" style:font-name-asian="Times New Roman2" style:font-weight-asian="normal" style:font-name-complex="Times New Roman2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5cm" svg:height="0.85cm" draw:z-index="0"><draw:image xlink:href="../images/0217.png" xlink:type="simple" xlink:show="embed" xlink:actuate="onLoad"/></draw:frame></text:p>
          </table:table-cell>
          <table:table-cell table:style-name="Table1.B1" office:value-type="string">
            <text:h text:style-name="P7" text:outline-level="1">Коэффициент корреляции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1">| <text:span text:style-name="T1">векторизован </text:span>|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671cm" svg:height="1.769cm" draw:z-index="1"><draw:image xlink:href="../images/0217s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реализует вычисление коэффициента корреляции двух входных сигналов.</text:p>
            <text:p text:style-name="P2">Коэффициент корреляции подсчитывается по следующей формуле:</text:p>
            <text:p text:style-name="P3"><draw:frame draw:style-name="fr3" draw:name="Объект1" text:anchor-type="as-char" svg:width="11.582cm" svg:height="3.657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4">где <text:span text:style-name="T9">n</text:span><text:span text:style-name="T8"> </text:span>– объем выборки (количество значений),</text:p>
            <text:p text:style-name="P2"><text:span text:style-name="T9">xᵢ </text:span>– величина i-го значения первого входного сигнала,</text:p>
            <text:p text:style-name="P2"><text:span text:style-name="T9">yᵢ </text:span>– величина i-го значения второго входного сигнала,</text:p>
            <text:p text:style-name="P2"><text:span text:style-name="T9">M(x)</text:span><text:span text:style-name="T8"> </text:span>– математическое ожидание первого сигнала,</text:p>
            <text:p text:style-name="P2"><text:span text:style-name="T9">M(y)</text:span><text:span text:style-name="T8"> </text:span>– математическое ожидание второго сигнала.</text:p>
            <text:p text:style-name="P2">Коэффициент корреляции показывает, насколько сильна зависимость между двумя сигналами. Если сигналы являются линейно зависимыми, то коэффициент корреляции по модулю равен <text:span text:style-name="T2">1</text:span>.</text:p>
            <text:p text:style-name="P2">Блок имеет 2 <text:span text:style-name="T4">входных</text:span> порта и 1 <text:span text:style-name="T4">выходной</text:span> порт. Входные сигналы могут быть <text:span text:style-name="T4">векторными</text:span><text:span text:style-name="T6">, при этом их размерность должна быть одинаковой</text:span>. Размерность выходного сигнала <text:span text:style-name="T4">всегда равна</text:span> размерности входных сигналов.</text:p>
            <text:p text:style-name="P2"><text:span text:style-name="T2">Свойства</text:span>:</text:p>
            <text:list xml:id="list6246170022759192389" text:style-name="L1">
              <text:list-item>
                <text:p text:style-name="P8">Размер серии – значение этого свойства определяет размер серии в выборке.</text:p>
              </text:list-item>
              <text:list-item>
                <text:p text:style-name="P9"><text:span text:style-name="T7">Расчет по всей выборке (</text:span><text:span text:style-name="T3">Да</text:span><text:span text:style-name="T7"> или </text:span><text:span text:style-name="T3">Нет</text:span><text:span text:style-name="T7">) – если это свойство имеет значение </text:span><text:span text:style-name="T3">Нет</text:span><text:span text:style-name="T7">, то </text:span><text:span text:style-name="T5">коэффициент корреляции</text:span><text:span text:style-name="T7"> вычисляется по отдельным сериям. Если значение свойства равно </text:span><text:span text:style-name="T3">Да</text:span><text:span text:style-name="T7">, то </text:span><text:span text:style-name="T5">коэффициент корреляции</text:span><text:span text:style-name="T7"> уточняется сразу же после получения очередной новой пары значений сигналов на </text:span><text:span text:style-name="T5">входах</text:span><text:span text:style-name="T7"> блока.</text:span></text:p>
              </text:list-item>
              <text:list-item>
                <text:p text:style-name="P9"><text:span text:style-name="T7">Период квантования – значение этого свойства определяет длительность временного интервала между </text:span><text:span text:style-name="T5">двумя последовательными</text:span><text:span text:style-name="T7"> считываниями значений сигнала на входе блока. Если это свойство равно </text:span><text:span text:style-name="T3">0</text:span><text:span text:style-name="T7"> (нулю), то считывание производится с периодом, </text:span><text:span text:style-name="T5">равным шагу интегрирования</text:span><text:span text:style-name="T7">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оэффициент корреляции</dc:title>
    <dc:date>2014-12-26T10:34:41.55</dc:date>
    <meta:generator>OpenOffice/4.1.1$Win32 OpenOffice.org_project/411m6$Build-9775</meta:generator>
    <meta:editing-duration>PT7H11M39S</meta:editing-duration>
    <meta:editing-cycles>176</meta:editing-cycles>
    <meta:document-statistic meta:table-count="1" meta:image-count="2" meta:object-count="1" meta:page-count="1" meta:paragraph-count="20" meta:word-count="198" meta:character-count="1447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r</mi>
        <mi mathvariant="italic">xy</mi>
      </msub>
      <mrow>
        <mi/>
        <mo stretchy="false">=</mo>
        <mi/>
      </mrow>
      <mrow>
        <mfrac>
          <mrow>
            <munderover>
              <mo stretchy="false">∑</mo>
              <mrow>
                <mrow>
                  <mi>i</mi>
                  <mo stretchy="false">=</mo>
                  <mn>1</mn>
                </mrow>
              </mrow>
              <mrow>
                <mi>n</mi>
              </mrow>
            </munderover>
            <mrow>
              <mfenced open="[" close="]">
                <mrow>
                  <mrow>
                    <mrow>
                      <mfenced open="(" close=")">
                        <mrow>
                          <mrow>
                            <mrow>
                              <msub>
                                <mi>x</mi>
                                <mi>i</mi>
                              </msub>
                              <mo stretchy="false">−</mo>
                              <mi>M</mi>
                            </mrow>
                            <mrow>
                              <mo stretchy="false">(</mo>
                              <mrow>
                                <mi>x</mi>
                              </mrow>
                              <mo stretchy="false">)</mo>
                            </mrow>
                          </mrow>
                        </mrow>
                      </mfenced>
                      <mo stretchy="false">⋅</mo>
                      <mfenced open="(" close=")">
                        <mrow>
                          <mrow>
                            <mrow>
                              <msub>
                                <mi>y</mi>
                                <mi>i</mi>
                              </msub>
                              <mo stretchy="false">−</mo>
                              <mi>M</mi>
                            </mrow>
                            <mrow>
                              <mo stretchy="false">(</mo>
                              <mrow>
                                <mi>y</mi>
                              </mrow>
                              <mo stretchy="false">)</mo>
                            </mrow>
                          </mrow>
                        </mrow>
                      </mfenced>
                    </mrow>
                  </mrow>
                </mrow>
              </mfenced>
            </mrow>
          </mrow>
          <msqrt>
            <mrow>
              <mrow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n</mi>
                    </mrow>
                  </munderover>
                  <mfenced open="[" close="]">
                    <mrow>
                      <mrow>
                        <msup>
                          <mfenced open="(" close=")">
                            <mrow>
                              <mrow>
                                <mrow>
                                  <msub>
                                    <mi>x</mi>
                                    <mi>i</mi>
                                  </msub>
                                  <mo stretchy="false">−</mo>
                                  <mi>M</mi>
                                </mrow>
                                <mrow>
                                  <mo stretchy="false">(</mo>
                                  <mrow>
                                    <mi>x</mi>
                                  </mrow>
                                  <mo stretchy="false">)</mo>
                                </mrow>
                              </mrow>
                            </mrow>
                          </mfenced>
                          <mn>2</mn>
                        </msup>
                      </mrow>
                    </mrow>
                  </mfenced>
                </mrow>
                <mo stretchy="false">⋅</mo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n</mi>
                    </mrow>
                  </munderover>
                  <mfenced open="[" close="]">
                    <mrow>
                      <mrow>
                        <msup>
                          <mfenced open="(" close=")">
                            <mrow>
                              <mrow>
                                <mrow>
                                  <msub>
                                    <mi>y</mi>
                                    <mi>i</mi>
                                  </msub>
                                  <mo stretchy="false">−</mo>
                                  <mi>M</mi>
                                </mrow>
                                <mrow>
                                  <mo stretchy="false">(</mo>
                                  <mrow>
                                    <mi>y</mi>
                                  </mrow>
                                  <mo stretchy="false">)</mo>
                                </mrow>
                              </mrow>
                            </mrow>
                          </mfenced>
                          <mn>2</mn>
                        </msup>
                      </mrow>
                    </mrow>
                  </mfenced>
                </mrow>
              </mrow>
            </mrow>
          </msqrt>
        </mfrac>
      </mrow>
    </mrow>
    <annotation encoding="StarMath 5.0">r_xy ~=~  { sum from{i=1} to{n} 
  {
   left [
    {
     left ( {x_i - M(x)} right )
     cdot 
     left ( {y_i - M(y)} right )
    }
   right ]
  }
over sqrt
  {
  sum from{i=1} to{n} 
   left [
    {
      left ( {x_i - M(x)} right )^2
    }
   right ]
  cdot
    sum from{i=1} to{n} 
   left [
    {
      left ( {y_i - M(y)} right )^2
    }
   right ]


  }
 }</annotation>
  </semantics>
</math>
</file>